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03.01. (UPGRADEFINANCIAL) Upgrade Preparations<text:span text:style-name="T4"/></text:p>
      <text:p text:style-name="P15">03.01. 03. Planning<text:span text:style-name="T4"/></text:p>
      <text:p text:style-name="P15">Objectives:</text:p>
      <text:p text:style-name="P17">Assess if the preparations were performed in a way that ensured minimum risk and maximum efficiency of the upgrade operation</text:p>
      <text:p text:style-name="P15"/>
      <text:p text:style-name="P15">Criteria:</text:p>
      <text:p text:style-name="P18">Scope, level of detail and flexibility of the planning</text:p>
      <text:p text:style-name="P16"/>
      <text:p text:style-name="P15">Information Required:</text:p>
      <text:p text:style-name="P18">Planning documents

Information on role and responsibility of management and experts

BDP and DRP documentation

Technical documentation

User documentation
</text:p>
      <text:p text:style-name="P16"/>
      <text:p text:style-name="P15">Analysis Method:</text:p>
      <text:p text:style-name="P18">If possible, find relation between the upgrade planning and the Organisation’s IT Strategy. Use especially IT Audit Handbook sections:
-	IT Governance – IT Strategy and Planning
-	Development and Acquisition – Requirements Development and Management

You can also find helpful the content of exemplary matrices for: 
-	Business Needs Identification, Direction and Monitoring 
-	IT Strategy
-	Requirements Developmentand Management
-	Business Continuity Policy
-	Business Impact Assessment
-	Disaster Recovery Plan

Pay special attention if the plans have the adequate scope, realistic timetable of the upgrade phases, which should contain controls to assess the progress and security. Was possibility of the upgrade’s fail foreseen? Would the recovery of the system and Business Continuity be possible then?
Necessary resources and responsibilities should be clearly stated. Were both the IT team and core activity team (e.g. Finance or HR) involved in the upgrade planning? Were all interested parties informed about the planned upgrade?
Technical documentation of the system will be usually changed after the upgrade and the administration team will often have to deal with new parameters or function. Their training should be planned then in a proper time.

The user documentation should be modified if necessary and the Help Desk function should be included in the upgrade operation planning. Was the Help Desk team planned to be trained, and then able to deal with post-upgrade issues if signalled by users?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